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imeiros Passos com o Docker</text:p>
      <text:p text:style-name="Standard"/>
      <text:p text:style-name="Standard">_Realizando o download de imagens_</text:p>
      <text:p text:style-name="Standard"/>
      <text:p text:style-name="Standard">Site: https://hub.docker.com/</text:p>
      <text:p text:style-name="Standard"/>
      <text:p text:style-name="Standard">Localizar o projeto e localizar o comando. Exemplo: Hello world</text:p>
      <text:p text:style-name="Standard"/>
      <text:p text:style-name="Standard">docker pull hello-world</text:p>
      <text:p text:style-name="Standard">Obtém a última imagem dessa aplicação</text:p>
      <text:p text:style-name="Standard"/>
      <text:p text:style-name="Standard">docker images</text:p>
      <text:p text:style-name="Standard">Mostra o repositório de imagens baixadas.</text:p>
      <text:p text:style-name="Standard"/>
      <text:p text:style-name="Standard">docker run hello-world</text:p>
      <text:p text:style-name="Standard">Executa a imagem</text:p>
      <text:p text:style-name="Standard"/>
      <text:p text:style-name="Standard">docker ps</text:p>
      <text:p text:style-name="Standard">Comando que mostra quais os containers que estão em execução</text:p>
      <text:p text:style-name="Standard"/>
      <text:p text:style-name="Standard">docker ps -a</text:p>
      <text:p text:style-name="Standard">Comando que mostra quais os containers estão em execução e quais foram executados recentemente.</text:p>
      <text:p text:style-name="Standard"/>
      <text:p text:style-name="Standard">***************</text:p>
      <text:p text:style-name="Standard"/>
      <text:p text:style-name="Standard">_Executando um contêiner_</text:p>
      <text:p text:style-name="Standard"/>
      <text:p text:style-name="Standard">docker pull ubuntu</text:p>
      <text:p text:style-name="Standard">Realiza o download da imagem do sistema operaciona Ubuntu</text:p>
      <text:p text:style-name="Standard"/>
      <text:p text:style-name="Standard">docker run ubuntu</text:p>
      <text:p text:style-name="Standard">Comando que executa o ubuntu, porém logo é desativado.</text:p>
      <text:p text:style-name="Standard"/>
      <text:p text:style-name="Standard">docker run ubuntu sleep 10</text:p>
      <text:p text:style-name="Standard">Comando que executa o ubuntu e desliga-o depois de 10 segundos de execução</text:p>
      <text:p text:style-name="Standard"/>
      <text:p text:style-name="Standard">docker stop {container id}</text:p>
      <text:p text:style-name="Standard">Comando que finaliza execução do conteiner sendo executado.</text:p>
      <text:p text:style-name="Standard"/>
      <text:p text:style-name="Standard">docker run -it ubuntu</text:p>
      <text:p text:style-name="Standard">Comando para acessar o bash do sistema operacional, e trabalhar dentro do sistema operacional. É logado o usuário dentro do container, sendo possível visualizar pastas e diretórios do sistema operacional.</text:p>
      <text:p text:style-name="Standard">i &gt; acesso de modo interativo ao container</text:p>
      <text:p text:style-name="Standard">t &gt; aloca pseudo terminal</text:p>
      <text:p text:style-name="Standard"/>
      <text:p text:style-name="Standard">cat /etc/*release*</text:p>
      <text:p text:style-name="Standard">Visualiza <text:s/>informações do sistema operacional</text:p>
      <text:p text:style-name="Standard"/>
      <text:p text:style-name="Standard">exit</text:p>
      <text:p text:style-name="Standard">Comando para sair do sistema operaciona e encerrar execução do container</text:p>
      <text:p text:style-name="Standard"><text:soft-page-break/></text:p>
      <text:p text:style-name="Standard">*****************</text:p>
      <text:p text:style-name="Standard"/>
      <text:p text:style-name="Standard">_Velha sintaxe e a Nova sintaxe_</text:p>
      <text:p text:style-name="Standard"/>
      <text:p text:style-name="Standard">docker ps e docker ps -a</text:p>
      <text:p text:style-name="Standard">SSintaxe antiga</text:p>
      <text:p text:style-name="Standard"/>
      <text:p text:style-name="Standard">docker container ls</text:p>
      <text:p text:style-name="Standard">Sintaxe nova para listagem de containers em execução</text:p>
      <text:p text:style-name="Standard"/>
      <text:p text:style-name="Standard">docker container run</text:p>
      <text:p text:style-name="Standard">Sintaxe nova para execução de container</text:p>
      <text:p text:style-name="Standard"/>
      <text:p text:style-name="Standard">********************</text:p>
      <text:p text:style-name="Standard"/>
      <text:p text:style-name="Standard">_Executando aplicações no contêiner_</text:p>
      <text:p text:style-name="Standard"/>
      <text:p text:style-name="Standard">docker run -dti ubuntu</text:p>
      <text:p text:style-name="Standard">Executa o container em background e mostra o ID do container.</text:p>
      <text:p text:style-name="Standard"/>
      <text:p text:style-name="Standard">docker exec -it {id do container} /bin/bash</text:p>
      <text:p text:style-name="Standard">Comando que executa o bash no container, posicionando dentro do container</text:p>
      <text:p text:style-name="Standard"/>
      <text:p text:style-name="Standard">Necessário atualizar dependências</text:p>
      <text:p text:style-name="Standard">apt update</text:p>
      <text:p text:style-name="Standard">apt upgrade</text:p>
      <text:p text:style-name="Standard"/>
      <text:p text:style-name="Standard">Necessário isntalar o nano</text:p>
      <text:p text:style-name="Standard">apt -y install nano</text:p>
      <text:p text:style-name="Standard"/>
      <text:p text:style-name="Standard">Estando fora do container, ainda é possível executar outros comandos</text:p>
      <text:p text:style-name="Standard"/>
      <text:p text:style-name="Standard">docker exec -it {ID} cat /etc/*release*</text:p>
      <text:p text:style-name="Standard">Comando que mostra os detalhes da versão do ubuntu</text:p>
      <text:p text:style-name="Standard"/>
      <text:p text:style-name="Standard">docker stop {ID}</text:p>
      <text:p text:style-name="Standard">Comando para finalizar a execução do container</text:p>
      <text:p text:style-name="Standard"/>
      <text:p text:style-name="Standard">*************************</text:p>
      <text:p text:style-name="Standard"/>
      <text:p text:style-name="Standard">_Excluindo e nomeando contêineres_</text:p>
      <text:p text:style-name="Standard"/>
      <text:p text:style-name="Standard">docker rm {ID}</text:p>
      <text:p text:style-name="Standard">Comando para excluir containers que não est~]ao sendo executados</text:p>
      <text:p text:style-name="Standard"/>
      <text:p text:style-name="Standard">É importante excluir para liberar memória.</text:p>
      <text:p text:style-name="Standard"/>
      <text:p text:style-name="Standard">Também é importante economizar espaço, portanto é necessário remover do repositório as images de serviços não utilizados</text:p>
      <text:p text:style-name="Standard"/>
      <text:p text:style-name="Standard">docker images</text:p>
      <text:p text:style-name="Standard"><text:soft-page-break/>Para obter as imagens</text:p>
      <text:p text:style-name="Standard"/>
      <text:p text:style-name="Standard">docker rmi hello-world</text:p>
      <text:p text:style-name="Standard">Comando para remover a imagem do repositório</text:p>
      <text:p text:style-name="Standard"/>
      <text:p text:style-name="Standard">docker run -dti centos</text:p>
      <text:p text:style-name="Standard">Comando para executar a imagem do centos, ou qualquer outra imagem, e para o caso da imagem não ter sido baixada, irá automaticamente baixá-la.</text:p>
      <text:p text:style-name="Standard"/>
      <text:p text:style-name="Standard">docker run -dti --name Ubuntu-A ubuntu</text:p>
      <text:p text:style-name="Standard">Comando que executa a imagem do ubuntu e aplica o nome Ubuntu-A para o container.</text:p>
      <text:p text:style-name="Standard"/>
      <text:p text:style-name="Standard">docker run -dti --name Ubuntu-A ubuntu</text:p>
      <text:p text:style-name="Standard">docker run -dti --name Ubuntu-B ubuntu</text:p>
      <text:p text:style-name="Standard">Executa 2 conteiners do Ubuntu</text:p>
      <text:p text:style-name="Standard"/>
      <text:p text:style-name="Standard"/>
      <text:p text:style-name="Standard"/>
      <text:p text:style-name="Standard">********************</text:p>
      <text:p text:style-name="Standard"/>
      <text:p text:style-name="Standard">_Copiando arquivos para o contêiner_</text:p>
      <text:p text:style-name="Standard"/>
      <text:p text:style-name="Standard"/>
      <text:p text:style-name="Standard">docker exec -ti Ubuntu-A /bin/bash</text:p>
      <text:p text:style-name="Standard">Executa o bash do container denominado Ubuntu-A</text:p>
      <text:p text:style-name="Standard"/>
      <text:p text:style-name="Standard">docker exec Ubuntu-A mkdir /destino</text:p>
      <text:p text:style-name="Standard">Comando que executa ação no container Ubuntu-A, criando a pasta destino</text:p>
      <text:p text:style-name="Standard"/>
      <text:p text:style-name="Standard">docker exec Ubuntu-A ls /</text:p>
      <text:p text:style-name="Standard">Comando que executa ação no container, exibindo as pasta no diretório raiz do container</text:p>
      <text:p text:style-name="Standard"/>
      <text:p text:style-name="Standard">docker cp arquivo1.txt Ubuntu-A:/destino</text:p>
      <text:p text:style-name="Standard">Comando que executa a cópia do arquivo da máquina local para a pasta do container</text:p>
      <text:p text:style-name="Standard"/>
      <text:p text:style-name="Standard">docker exec Ubuntu-A ls /destino -l</text:p>
      <text:p text:style-name="Standard">Comando que executa no container a listagem de arquivos e pastas do local informado</text:p>
      <text:p text:style-name="Standard"/>
      <text:p text:style-name="Standard">apt install -y zip</text:p>
      <text:p text:style-name="Standard">Comando para instalar o compactador de arquivos</text:p>
      <text:p text:style-name="Standard"/>
      <text:p text:style-name="Standard">zip MeuZip.zip *.txt</text:p>
      <text:p text:style-name="Standard">Comnando que compacta para um arquivo .zip todos os arquivos da extensão informada</text:p>
      <text:p text:style-name="Standard"/>
      <text:p text:style-name="Standard">unzip MeuZip.zip</text:p>
      <text:p text:style-name="Standard">Comando para descompactar o arquivo .zip</text:p>
      <text:p text:style-name="Standard"/>
      <text:p text:style-name="Standard"/>
      <text:p text:style-name="Standard">********************************</text:p>
      <text:p text:style-name="Standard"/>
      <text:p text:style-name="Standard">_Copiando arquivos do container_</text:p>
      <text:p text:style-name="Standard"/>
      <text:p text:style-name="Standard"><text:soft-page-break/>docker cp Ubuntu-A:/destino/ArquivoGeradoNoContainer.txt ArquivoGeradoNoContainer_Copia.txt</text:p>
      <text:p text:style-name="Standard">Comando para a copia de um arquivo salvo no container para a máquina local</text:p>
      <text:p text:style-name="Standard"/>
      <text:p text:style-name="Standard">*******************</text:p>
      <text:p text:style-name="Standard"/>
      <text:p text:style-name="Standard">_TAGS_</text:p>
      <text:p text:style-name="Standard"/>
      <text:p text:style-name="Standard">Quando usado o comando "docker pull {nome da imagem}", sempre irá baixar a última versão disponível da imagem, Porém, em alguns casos, é possível especificar qual é a versão desejada por meio de tags,</text:p>
      <text:p text:style-name="Standard"/>
      <text:p text:style-name="Standard">docker pull debian:9</text:p>
      <text:p text:style-name="Standard">Comando para baixar a imagem do debian versão 9</text:p>
      <text:p text:style-name="Standard"/>
      <text:p text:style-name="Standard">**************</text:p>
      <text:p text:style-name="Standard"/>
      <text:p text:style-name="Standard">_Criando um container do MYSQL_</text:p>
      <text:p text:style-name="Standard"/>
      <text:p text:style-name="Standard">docker pull mysql</text:p>
      <text:p text:style-name="Standard">Comando para a baixar e intalar container do MySQL</text:p>
      <text:p text:style-name="Standard"/>
      <text:p text:style-name="Standard">docker run -e MYSQL_ROOT_PASSWORD=admin --name mysql-A -d -p 3306:3306 mysql</text:p>
      <text:p text:style-name="Standard">Comando que executa definições no container, como senha, nome do container e porta onde será executado</text:p>
      <text:p text:style-name="Standard">-p &gt; Publica uma porta do container para o host</text:p>
      <text:p text:style-name="Standard">-e &gt; Setar as variáveis de ambiente</text:p>
      <text:p text:style-name="Standard">--name &gt; Nome do container</text:p>
      <text:p text:style-name="Standard"/>
      <text:p text:style-name="Standard">docker ps</text:p>
      <text:p text:style-name="Standard">Mostrará os detalhes do container</text:p>
      <text:p text:style-name="Standard"/>
      <text:p text:style-name="Standard">docker exec -it mysql-A bash</text:p>
      <text:p text:style-name="Standard">Comando que direcionará para o bash do conteiner do MySQL</text:p>
      <text:p text:style-name="Standard"/>
      <text:p text:style-name="Standard">mysql -u root -p --protocol=tcp</text:p>
      <text:p text:style-name="Standard">Comando executado dentro do bash do MySQL, que permitirá acessar o banco</text:p>
      <text:p text:style-name="Standard"/>
      <text:p text:style-name="Standard">ip a</text:p>
      <text:p text:style-name="Standard">Comando que listará todos os IPs. Quando tu instala o docker, é atribuido um novo IP na faixa de rede 172.17.0.1. Todo novo conteiner criado também recebe um IP nessa faixa de rede.</text:p>
      <text:p text:style-name="Standard"/>
      <text:p text:style-name="Standard">docker inspect mysql-A</text:p>
      <text:p text:style-name="Standard">Comando que listará várias informações do conteiner, inclusive as informações do IP`, sendo possível acessar o banco pelo mysql-client ao invés de logar no conteiner via bash</text:p>
      <text:p text:style-name="Standard"/>
      <text:p text:style-name="Standard">apt -y install mysql-client</text:p>
      <text:p text:style-name="Standard">Comando para a instalação do client do mysql para manutenção de databases</text:p>
      <text:p text:style-name="Standard"/>
      <text:p text:style-name="Standard">************************</text:p>
      <text:p text:style-name="Standard"/>
      <text:p text:style-name="Standard">_Parando e reiniciando um container_</text:p>
      <text:p text:style-name="Standard"><text:soft-page-break/></text:p>
      <text:p text:style-name="Standard">docker stop mysql-A</text:p>
      <text:p text:style-name="Standard">Comando para parar o conteiner do banco mysql</text:p>
      <text:p text:style-name="Standard"/>
      <text:p text:style-name="Standard">docker start mysql-A</text:p>
      <text:p text:style-name="Standard">Comando para restartar o conteiner.</text:p>
      <text:p text:style-name="Standard"/>
      <text:p text:style-name="Standard">docker rm mysql-A</text:p>
      <text:p text:style-name="Standard">Comando para excluir o conteiner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2T22:10:41.812000000</dc:date>
    <meta:editing-duration>PT8S</meta:editing-duration>
    <meta:editing-cycles>1</meta:editing-cycles>
    <meta:generator>LibreOffice/7.3.0.3$Windows_X86_64 LibreOffice_project/0f246aa12d0eee4a0f7adcefbf7c878fc2238db3</meta:generator>
    <meta:document-statistic meta:table-count="0" meta:image-count="0" meta:object-count="0" meta:page-count="5" meta:paragraph-count="129" meta:word-count="866" meta:character-count="5540" meta:non-whitespace-character-count="4808"/>
  </office:meta>
</office:document-meta>
</file>